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F0000032C592BF4CAEDE733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8.78cm" draw:z-index="0"><draw:image xlink:href="Pictures/10000001000002DF0000032C592BF4CAEDE7336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8:50:21.812894135</meta:creation-date>
    <dc:date>2023-10-22T18:50:41.279938933</dc:date>
    <meta:editing-duration>PT2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